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028b" officeooo:paragraph-rsid="000b028b"/>
    </style:style>
    <style:style style:name="P2" style:family="paragraph" style:parent-style-name="Standard">
      <style:text-properties officeooo:rsid="000bbe78" officeooo:paragraph-rsid="000bbe78"/>
    </style:style>
    <style:style style:name="P3" style:family="paragraph" style:parent-style-name="Standard">
      <style:paragraph-properties fo:text-align="start" style:justify-single-word="false"/>
      <style:text-properties fo:font-weight="normal" officeooo:rsid="000e206d" officeooo:paragraph-rsid="000e206d" style:font-weight-asian="normal" style:font-weight-complex="normal"/>
    </style:style>
    <style:style style:name="P4" style:family="paragraph" style:parent-style-name="Standard">
      <style:paragraph-properties fo:text-align="start" style:justify-single-word="false"/>
      <style:text-properties fo:font-weight="normal" officeooo:rsid="000fbbab" officeooo:paragraph-rsid="000fbbab" style:font-weight-asian="normal" style:font-weight-complex="normal"/>
    </style:style>
    <style:style style:name="P5" style:family="paragraph" style:parent-style-name="Standard">
      <style:paragraph-properties fo:text-align="start" style:justify-single-word="false"/>
      <style:text-properties fo:font-weight="normal" officeooo:rsid="0012766e" officeooo:paragraph-rsid="0012766e" style:font-weight-asian="normal" style:font-weight-complex="normal"/>
    </style:style>
    <style:style style:name="P6" style:family="paragraph" style:parent-style-name="Standard">
      <style:paragraph-properties fo:text-align="start" style:justify-single-word="false"/>
      <style:text-properties fo:font-weight="normal" officeooo:rsid="00162e6d" officeooo:paragraph-rsid="00162e6d" style:font-weight-asian="normal" style:font-weight-complex="normal"/>
    </style:style>
    <style:style style:name="P7" style:family="paragraph" style:parent-style-name="Standard">
      <style:paragraph-properties fo:text-align="center" style:justify-single-word="false"/>
      <style:text-properties fo:font-weight="normal" officeooo:rsid="00162e6d" officeooo:paragraph-rsid="00162e6d" style:font-weight-asian="normal" style:font-weight-complex="normal"/>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0e206d" officeooo:paragraph-rsid="000e206d"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12766e" officeooo:paragraph-rsid="0012766e" style:font-weight-asian="bold" style:font-weight-complex="bold"/>
    </style:style>
    <style:style style:name="P10" style:family="paragraph" style:parent-style-name="Standard">
      <style:paragraph-properties fo:text-align="start" style:justify-single-word="false"/>
      <style:text-properties fo:font-style="italic" fo:font-weight="normal" officeooo:rsid="000fbbab" officeooo:paragraph-rsid="000fbbab"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62e6d" officeooo:paragraph-rsid="00162e6d" style:font-style-asian="italic" style:font-weight-asian="normal" style:font-style-complex="italic" style:font-weight-complex="normal"/>
    </style:style>
    <style:style style:name="P12" style:family="paragraph" style:parent-style-name="Standard" style:list-style-name="L1">
      <style:paragraph-properties fo:text-align="start" style:justify-single-word="false"/>
      <style:text-properties fo:font-weight="normal" officeooo:rsid="0012766e" officeooo:paragraph-rsid="0012766e" style:font-weight-asian="normal" style:font-weight-complex="normal"/>
    </style:style>
    <style:style style:name="P13" style:family="paragraph" style:parent-style-name="Standard">
      <style:paragraph-properties fo:text-align="center" style:justify-single-word="false"/>
      <style:text-properties fo:font-weight="bold" officeooo:rsid="00162e6d" officeooo:paragraph-rsid="00162e6d" style:font-weight-asian="bold" style:font-weight-complex="bold"/>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officeooo:rsid="00162e6d" officeooo:paragraph-rsid="00162e6d" style:font-weight-asian="bold" style:font-weight-complex="bold"/>
    </style:style>
    <style:style style:name="P15" style:family="paragraph" style:parent-style-name="Standard">
      <style:text-properties officeooo:rsid="000bbe78" officeooo:paragraph-rsid="000b028b"/>
    </style:style>
    <style:style style:name="P16" style:family="paragraph" style:parent-style-name="Standard">
      <style:text-properties officeooo:rsid="000b028b" officeooo:paragraph-rsid="00167230"/>
    </style:style>
    <style:style style:name="P17" style:family="paragraph" style:parent-style-name="Standard">
      <style:text-properties officeooo:rsid="00167230" officeooo:paragraph-rsid="000bbe78"/>
    </style:style>
    <style:style style:name="T1" style:family="text">
      <style:text-properties officeooo:rsid="000bbf57"/>
    </style:style>
    <style:style style:name="T2" style:family="text">
      <style:text-properties officeooo:rsid="000d3199"/>
    </style:style>
    <style:style style:name="T3" style:family="text">
      <style:text-properties officeooo:rsid="000fbbab"/>
    </style:style>
    <style:style style:name="T4" style:family="text">
      <style:text-properties fo:font-weight="bold" style:font-weight-asian="bold" style:font-weight-complex="bold"/>
    </style:style>
    <style:style style:name="T5" style:family="text">
      <style:text-properties fo:font-weight="bold" officeooo:rsid="00167230" style:font-weight-asian="bold" style:font-weight-complex="bold"/>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style:text-underline-style="none" fo:font-weight="bold" style:font-weight-asian="bold" style:font-weight-complex="bold"/>
    </style:style>
    <style:style style:name="T9" style:family="text">
      <style:text-properties officeooo:rsid="001360ed"/>
    </style:style>
    <style:style style:name="T10" style:family="text">
      <style:text-properties officeooo:rsid="0016723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 1: I am trying to learn about Software Defined Radios.</text:p>
      <text:p text:style-name="P1"/>
      <text:p text:style-name="P1">Step 2: <text:span text:style-name="T10">I want to better understand the timing characteristics of a protocol running on such a system.</text:span></text:p>
      <text:p text:style-name="P1"/>
      <text:p text:style-name="P1">Step 3: <text:span text:style-name="T10">It will help future developers to design and tune their system to the particular behavior.</text:span></text:p>
      <text:p text:style-name="P1"/>
      <text:p text:style-name="P1"/>
      <text:p text:style-name="P16"><text:span text:style-name="T10">1. </text:span><text:span text:style-name="T5">Core Idea of the thesis:</text:span></text:p>
      <text:p text:style-name="P16">So what my plan is to study this new platform called LimeSDR, figure out the the delay characteristics of this platform. Knowledge of this, will help me in designing a protocol more suitable to this setup. </text:p>
      <text:p text:style-name="P16"/>
      <text:p text:style-name="P16"><text:span text:style-name="T10">2. </text:span><text:span text:style-name="T5">Evaluation:</text:span></text:p>
      <text:p text:style-name="P16"><text:span text:style-name="T10">With this knowledge, I will probably tune the protocol and see how it behaves compared to arbitrary number behavior.</text:span></text:p>
      <text:p text:style-name="P15"/>
      <text:p text:style-name="P2"/>
      <text:p text:style-name="P2"/>
      <text:p text:style-name="P2">– Delay Characteristics</text:p>
      <text:p text:style-name="P2"/>
      <text:p text:style-name="P2">Q.1 What do I mean by delay <text:span text:style-name="T2">characteristics</text:span>? </text:p>
      <text:p text:style-name="P2"/>
      <text:p text:style-name="P2">Q.2 Why are they important?</text:p>
      <text:p text:style-name="P2"/>
      <text:p text:style-name="P2">Q.3 <text:span text:style-name="T1">What are the metrics upon which I base my understand of the platform?</text:span></text:p>
      <text:p text:style-name="P2"/>
      <text:p text:style-name="P1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8">Understanding data2packet<text:span text:style-name="T3">s</text:span>.vhd:</text:p>
      <text:p text:style-name="P3"/>
      <text:p text:style-name="P4">The main signals:</text:p>
      <text:p text:style-name="P4"/>
      <text:p text:style-name="P4">Input: </text:p>
      <text:p text:style-name="P4">pct_size: specifies the size of the packet.</text:p>
      <text:p text:style-name="P4">pct_data_wrreq: request to write data into the internal registers of the data2packets.</text:p>
      <text:p text:style-name="P4">Clk: Main synchronization element</text:p>
      <text:p text:style-name="P4"/>
      <text:p text:style-name="P4">Output:</text:p>
      <text:p text:style-name="P4">pct_q : output data from the data2packets.</text:p>
      <text:p text:style-name="P4">pct_wrreq: output write request.</text:p>
      <text:p text:style-name="P4"/>
      <text:p text:style-name="P4"/>
      <text:p text:style-name="P4">Internally the data2packets contains 3 shift registers which hold the header data ( <text:span text:style-name="T4">Where is this coming from?</text:span>) and the pct data coming in. There is a state machine controlling the reg_ld and red_en for load and shift operations respectively. </text:p>
      <text:p text:style-name="P4"/>
      <text:p text:style-name="P4"><text:span text:style-name="T4">Questions:</text:span> </text:p>
      <text:p text:style-name="P4"/>
      <text:p text:style-name="P4">1. <text:span text:style-name="T7">What is the pct_max_count set internally to pct_size-4?</text:span></text:p>
      <text:p text:style-name="P4"><text:tab/>It is because the pct_q contains the first data of the input data on the 4<text:span text:style-name="T6">th</text:span> count of the internal <text:tab/>counter.</text:p>
      <text:p text:style-name="P4"/>
      <text:p text:style-name="P10">2. What is the State <text:span text:style-name="T8">S2</text:span> of the state machine doing?</text:p>
      <text:p text:style-name="P4"><text:tab/>It is the flush state, when the state machine moves to the state S2, all the data has been <text:tab/>internally buffered, then I enable the shift and out signals and flush the 3 registers.</text:p>
      <text:p text:style-name="P4"><text:s text:c="8"/></text:p>
      <text:p text:style-name="P3"/>
      <text:p text:style-name="P3"/>
      <text:p text:style-name="P9">Understanding data2packets_top.vhd</text:p>
      <text:p text:style-name="P5"/>
      <text:p text:style-name="P5">The main components are : </text:p>
      <text:list xml:id="list1197921510" text:style-name="L1">
        <text:list-item>
          <text:p text:style-name="P12">Bit Packing.</text:p>
        </text:list-item>
        <text:list-item>
          <text:p text:style-name="P12">Data2packets.</text:p>
        </text:list-item>
        <text:list-item>
          <text:p text:style-name="P12">FSM</text:p>
        </text:list-item>
      </text:list>
      <text:p text:style-name="P5"/>
      <text:p text:style-name="P5">The data2packets configures these components, mainly with the parameters of how many samples are required in a packet and also control signals to avoid the golden rules of the FIFO. The FSM is responsible for controlling the output write and input read signals. </text:p>
      <text:p text:style-name="P5">** <text:span text:style-name="T9">Fuzzy understanding about the control signals on the reserved parts.</text:span></text:p>
      <text:p text:style-name="P5"/>
      <text:p text:style-name="P6">Data2Packets basically buffers the samples from the fifo and start writing the packet once the packet has been prepared. There is two counters, one sample counter which keeps count of the number of samples written to fifo, the other keeps count of how many has been written to the pct.</text:p>
      <text:p text:style-name="P6"/>
      <text:p text:style-name="P6"/>
      <text:p text:style-name="P7"><text:span text:style-name="T4">DIQ2FIFO</text:span> → <text:s/><text:span text:style-name="T7">Count1</text:span> → <text:s/><text:span text:style-name="T4">Sample FIFO</text:span> → <text:span text:style-name="T7"><text:s/>Count2</text:span> → <text:s/><text:span text:style-name="T4">Data2packets</text:span></text:p>
      <text:p text:style-name="P13"/>
      <text:p text:style-name="P13"/>
      <text:p text:style-name="P14">Understanding DIQ2FIFO.vhd:</text:p>
      <text:p text:style-name="P14"><text:soft-page-break/></text:p>
      <text:p text:style-name="P11"/>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9T14:13:14.247091844</meta:creation-date>
    <dc:date>2018-07-16T11:16:48.826130464</dc:date>
    <meta:editing-duration>PT3H13M10S</meta:editing-duration>
    <meta:editing-cycles>13</meta:editing-cycles>
    <meta:generator>LibreOffice/6.0.2.1$Linux_X86_64 LibreOffice_project/f7f06a8f319e4b62f9bc5095aa112a65d2f3ac89</meta:generator>
    <meta:document-statistic meta:table-count="0" meta:image-count="0" meta:object-count="0" meta:page-count="3" meta:paragraph-count="37" meta:word-count="425" meta:character-count="2546" meta:non-whitespace-character-count="2136"/>
  </office:meta>
</office:document-meta>
</file>